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officeooo:paragraph-rsid="0018f9b7"/>
    </style:style>
    <style:style style:name="P3" style:family="paragraph" style:parent-style-name="Standard">
      <style:text-properties fo:font-weight="normal" officeooo:paragraph-rsid="0018f9b7" style:font-weight-asian="normal" style:font-weight-complex="normal"/>
    </style:style>
    <style:style style:name="P4" style:family="paragraph" style:parent-style-name="Standard" style:master-page-name="Standard">
      <style:paragraph-properties style:page-number="auto"/>
    </style:style>
    <style:style style:name="T1" style:family="text">
      <style:text-properties style:font-name-asian="Times New Roman"/>
    </style:style>
    <style:style style:name="T2" style:family="text">
      <style:text-properties fo:language="de" fo:country="DE"/>
    </style:style>
    <style:style style:name="T3" style:family="text">
      <style:text-properties fo:language="de" fo:country="DE" style:font-name-asian="Times New Roman"/>
    </style:style>
    <style:style style:name="T4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/home/bhguest/brent/matlabprogs/README</text:p>
      <text:p text:style-name="Standard"/>
      <text:p text:style-name="Standard">Written by Brent Warner</text:p>
      <text:p text:style-name="Standard">Summer 2003</text:p>
      <text:p text:style-name="Standard"/>
      <text:p text:style-name="Standard">OUTLINE OF MATLAB PROGRAMS</text:p>
      <text:p text:style-name="Standard"/>
      <text:p text:style-name="Standard">1. <text:s/>PLOTTING PROGRAMS</text:p>
      <text:p text:style-name="Standard">The format for calling any of the following is to simply type the filename</text:p>
      <text:p text:style-name="Standard">(minus the .m extension) at the matlab command line.</text:p>
      <text:p text:style-name="Standard"/>
      <text:p text:style-name="Standard">--VISUAL</text:p>
      <text:p text:style-name="Standard"/>
      <text:p text:style-name="Standard"><text:span text:style-name="T1"><text:s text:c="8"/></text:span>plotvisual.m - Plots all regions in visual model on two separate</text:p>
      <text:p text:style-name="Standard"><text:span text:style-name="T1"><text:s text:c="8"/></text:span>figures. <text:s/>Figure 1 contains the V1h, V1v, V4h, V4c, V4v regions.</text:p>
      <text:p text:style-name="Standard"><text:span text:style-name="T1"><text:s text:c="8"/></text:span>Figure 2 contains the IT, FS, D1, D2, FR. <text:s/>These plots are the</text:p>
      <text:p text:style-name="Standard"><text:span text:style-name="T1"><text:s text:c="8"/></text:span>electrical activity from the *.out files.</text:p>
      <text:p text:style-name="Standard"/>
      <text:p text:style-name="Standard"><text:span text:style-name="T1"><text:s text:c="8"/></text:span>plotvis_rl.m - This is for use with the combined hemisphere model</text:p>
      <text:p text:style-name="Standard"><text:span text:style-name="T1"><text:s text:c="8"/></text:span>(mkbatchrlcomb). <text:s/>It plots the electrical activity in the same</text:p>
      <text:p text:style-name="Standard"><text:span text:style-name="T1"><text:s text:c="8"/></text:span>plot configuration as plotvisual.m, except this time it includes</text:p>
      <text:p text:style-name="Standard"><text:span text:style-name="T1"><text:s text:c="8"/></text:span>both the "specific" and "non-specific" neurons. <text:s/>Specific = red.</text:p>
      <text:p text:style-name="Standard"><text:span text:style-name="T1"><text:s text:c="8"/></text:span>Non-specific = blue.</text:p>
      <text:p text:style-name="Standard"/>
      <text:p text:style-name="Standard">--AUDITORY</text:p>
      <text:p text:style-name="Standard"/>
      <text:p text:style-name="Standard"><text:span text:style-name="T1"><text:s text:c="8"/></text:span>plotauditory.m - Plots all regions in auditory model on two separate</text:p>
      <text:p text:style-name="Standard"><text:span text:style-name="T1"><text:s text:c="8"/></text:span>figures. <text:s/>Figure 1 contains A1d, A1u, A2d, A2c, A2u. <text:s/>Figure 2</text:p>
      <text:p text:style-name="Standard"><text:span text:style-name="T1"><text:s text:c="8"/></text:span>contains ST, FS, D1, D2, FR. <text:s/>These plots are of electrical activity.</text:p>
      <text:p text:style-name="Standard"/>
      <text:p text:style-name="Standard"><text:span text:style-name="T1"><text:s text:c="8"/></text:span>plotaud_rl.m - For use with combined hemisphere model (mkbatchrlc_au).</text:p>
      <text:p text:style-name="Standard"><text:span text:style-name="T1"><text:s text:c="8"/></text:span>It plots electrical activity in the same configuration as above, but</text:p>
      <text:p text:style-name="Standard"><text:span text:style-name="T1"><text:s text:c="8"/></text:span>plots both specific and non-specific neurons. <text:s/>Specific = red.</text:p>
      <text:p text:style-name="Standard"><text:span text:style-name="T1"><text:s text:c="8"/></text:span>Non-specific = blue.</text:p>
      <text:p text:style-name="Standard"/>
      <text:p text:style-name="Standard"><text:span text:style-name="T1"><text:s text:c="8"/></text:span>plot_audleft.m - Plots only left hemisphere or non-specific electrical</text:p>
      <text:p text:style-name="Standard"><text:span text:style-name="T1"><text:s text:c="8"/></text:span>activity in the same plot configuration as above.</text:p>
      <text:p text:style-name="Standard"/>
      <text:p text:style-name="Standard"><text:span text:style-name="T1"><text:s text:c="8"/></text:span>maketopo.m - This is useful for visualizing your auditory inputs. <text:s/>It</text:p>
      <text:p text:style-name="Standard"><text:span text:style-name="T1"><text:s text:c="8"/></text:span>manipulates the input units so that, when plotted, appear in a</text:p>
      <text:p text:style-name="Standard"><text:span text:style-name="T1"><text:s text:c="8"/></text:span>topographical fashion, i.e. you can see the shape of the inputs, up-</text:p>
      <text:p text:style-name="Standard"><text:span text:style-name="T1"><text:s text:c="8"/></text:span>sweeps, down-sweeps, etc.</text:p>
      <text:p text:style-name="Standard"/>
      <text:p text:style-name="Standard">2. <text:s/>MOVIE PROGRAMS</text:p>
      <text:p text:style-name="Standard">All of these programs call either mov.m or mov2.m</text:p>
      <text:p text:style-name="Standard"/>
      <text:p text:style-name="Standard"><text:soft-page-break/>FORMAT: <text:s/>m=loadmovie*;</text:p>
      <text:p text:style-name="Standard"><text:span text:style-name="T1"><text:s text:c="9"/></text:span>movie(m,nt); <text:s/>(nt is number of times to play movie, m)</text:p>
      <text:p text:style-name="Standard"/>
      <text:p text:style-name="Standard">--VISUAL</text:p>
      <text:p text:style-name="Standard"/>
      <text:p text:style-name="Standard"><text:span text:style-name="T1"><text:s text:c="8"/></text:span>loadmovieB.m - Creates a movie of the electrical activity. <text:s/>The movie</text:p>
      <text:p text:style-name="Standard"><text:span text:style-name="T1"><text:s text:c="8"/></text:span>window is divided into left/non-specific on the top row and right/</text:p>
      <text:p text:style-name="Standard"><text:span text:style-name="T1"><text:s text:c="8"/></text:span>specific on the bottom. <text:s/>From left to right the squares are:</text:p>
      <text:p text:style-name="Standard"><text:span text:style-name="T1"><text:s text:c="8"/></text:span>LGN, V1, V4, IT, FS, D1, D2, FR.</text:p>
      <text:p text:style-name="Standard"/>
      <text:p text:style-name="Standard"><text:span text:style-name="T1"><text:s text:c="8"/></text:span>loadmovieR.m - Right hemisphere only.</text:p>
      <text:p text:style-name="Standard"/>
      <text:p text:style-name="Standard">--AUDITORY</text:p>
      <text:p text:style-name="Standard"/>
      <text:p text:style-name="Standard"><text:span text:style-name="T1"><text:s text:c="8"/></text:span>loadmovieB_au.m - Same as visual version. <text:s/>From left to right the</text:p>
      <text:p text:style-name="Standard"><text:span text:style-name="T1"><text:s text:c="8"/></text:span>regions are: <text:s/>MGN, A1, A2, ST, FS, D1, D2, FR.</text:p>
      <text:p text:style-name="Standard"/>
      <text:p text:style-name="Standard"><text:span text:style-name="T1"><text:s text:c="8"/></text:span>loadmovieR_au.m - Same as visual version.</text:p>
      <text:p text:style-name="Standard"/>
      <text:p text:style-name="Standard">3. <text:s/>ANALYSIS PROGRAMS</text:p>
      <text:p text:style-name="Standard">I am only listing the programs that I have used this summer. <text:s/>Some of the other</text:p>
      <text:p text:style-name="Standard">programs in the directory are old versions of new programs, are called by</text:p>
      <text:p text:style-name="Standard">programs I discuss, or I simply don't know what they do!</text:p>
      <text:p text:style-name="Standard"/>
      <text:p text:style-name="Standard">First, to run any of these you must construct a few files. <text:s/>These should all be</text:p>
      <text:p text:style-name="Standard">included in the directory containing all of the "subject" directories.</text:p>
      <text:p text:style-name="Standard"/>
      <text:p text:style-name="Standard"><text:span text:style-name="T1"><text:s text:c="8"/></text:span>subjectlist.mat - A list of the subjects in the simulation you wish</text:p>
      <text:p text:style-name="Standard"><text:span text:style-name="T1"><text:s text:c="8"/></text:span>to analyze. <text:s/>Enter matlab and construct it as follows:</text:p>
      <text:p text:style-name="Standard"><text:span text:style-name="T1"><text:s text:c="16"/></text:span>subjectlist = ['subj1 ';'subj2 ';....'subjxx'];</text:p>
      <text:p text:style-name="Standard"><text:span text:style-name="T1"><text:s text:c="16"/></text:span>save subjectlist;</text:p>
      <text:p text:style-name="Standard"><text:span text:style-name="T1"><text:s text:c="8"/></text:span>Note that if you have &gt;= 10 subjects you must include spaces in the</text:p>
      <text:p text:style-name="Standard"><text:span text:style-name="T1"><text:s text:c="8"/></text:span>earlier elements so that every element is the same length.</text:p>
      <text:p text:style-name="Standard"/>
      <text:p text:style-name="Standard"><text:span text:style-name="T1"><text:s text:c="8"/></text:span>attnlist.mat - A list of the attention levels in the simulation.</text:p>
      <text:p text:style-name="Standard"><text:span text:style-name="T1"><text:s text:c="8"/></text:span>Construct it similarly to subjectlist.</text:p>
      <text:p text:style-name="Standard"><text:span text:style-name="T1"><text:s text:c="16"/></text:span>attnlist = ['b18';'b19';.....'bxx'];</text:p>
      <text:p text:style-name="Standard"><text:span text:style-name="T1"><text:s text:c="16"/></text:span>save attnlist;</text:p>
      <text:p text:style-name="Standard"/>
      <text:p text:style-name="Standard"><text:span text:style-name="T1"><text:s text:c="8"/></text:span>triallist.mat - A list of the trials in the simulation.</text:p>
      <text:p text:style-name="Standard"><text:span text:style-name="T1"><text:s text:c="16"/></text:span>triallist = ['trial1';.....'trialx'];</text:p>
      <text:p text:style-name="Standard"><text:span text:style-name="T1"><text:s text:c="16"/></text:span>save triallist;</text:p>
      <text:p text:style-name="Standard"><text:span text:style-name="T1"><text:s text:c="8"/></text:span>Note that the spaces problem could crop up again if you have more than</text:p>
      <text:p text:style-name="Standard"><text:span text:style-name="T1"><text:s text:c="8"/></text:span>9 trials.</text:p>
      <text:p text:style-name="Standard"/>
      <text:p text:style-name="Standard"><text:span text:style-name="T1"><text:s text:c="8"/></text:span>task.mat - Contains several variables representing the time parameters</text:p>
      <text:p text:style-name="Standard"><text:soft-page-break/><text:span text:style-name="T1"><text:s text:c="8"/></text:span>of the simulation.</text:p>
      <text:p text:style-name="P3"><text:span text:style-name="T1"><text:s text:c="16"/></text:span>nt - number of trials per block. <text:span text:style-name="T4">This is directly coded in mkbatch*.in.</text:span></text:p>
      <text:p text:style-name="Standard"><text:span text:style-name="T1"><text:s text:c="16"/></text:span>T0-Tx - time for each of the segments of one trial. <text:s/>for</text:p>
      <text:p text:style-name="Standard"><text:span text:style-name="T1"><text:s text:c="24"/></text:span>example, if a trial has a lead-in, stimulus, delay,</text:p>
      <text:p text:style-name="Standard"><text:span text:style-name="T1"><text:s text:c="24"/></text:span>stimulus, trail-out pattern, you would have T0 through</text:p>
      <text:p text:style-name="Standard"><text:span text:style-name="T1"><text:s text:c="24"/></text:span>T4. <text:span text:style-name="T4">For auditory model, this will loosely correspond to the *.inp lines in the various auseq*.rsb files in /auditory/inputs. Currently, auseq1.rsb has a control lead in, a stimulus, 2 controls in a row, another stimulus, a control fade out followed by no input. The no input (noinp_au.inp) is a static stimulus, so the length it is on for is determined by the 'Run *' that follows it in the code. The rest of the .inp files have their run times in their own code. For example if you open up the stimulus – bothtc1.inp – you will see that it is a sequence of 2 node activations in the form of a tonal contour (tc) with each activation having a small 'Run *' value. The sum of these will be the total 'Run *' value for that segment of the trial. Please note that, although this trial has 6 .inp lines, it may make the most sense to combine the two middle controls into a single T2 and the lead-out control and the no-input segment into a single T4. These 'Run *' values are in units of time-steps, so you have to multiply by the time in seconds that each time-step represents, i.e. .005 (5 ms).</text:span></text:p>
      <text:p text:style-name="P2"><text:span text:style-name="T1"><text:s text:c="16"/></text:span>Ttrial - time for one trial. <text:s/>sum of all T#'s. </text:p>
      <text:p text:style-name="P2"><text:span text:style-name="T1"><text:s text:c="16"/></text:span>nb - number of blocks. </text:p>
      <text:p text:style-name="Standard"><text:span text:style-name="T1"><text:s text:c="16"/></text:span>Tb1-Tbx - time for each of the segment of one block. <text:s/>for</text:p>
      <text:p text:style-name="Standard"><text:span text:style-name="T1"><text:s text:c="24"/></text:span>example, if a block has a lead-in, trials, trail-out</text:p>
      <text:p text:style-name="Standard"><text:span text:style-name="T1"><text:s text:c="24"/></text:span>pattern, you would have Tb1 through Tb3. <text:span text:style-name="T4">This will generally be Tb1 = 0, Tb2 = Ttrial*nt, Tb3 = 0. Including Tb1 and Tb3 despite their being 0 isn't necessary but it's not a bad idea to leave them in just to symbolically represent transitions between blocks. With the current use of the model, blocks are defined as attention levels.</text:span></text:p>
      <text:p text:style-name="P2"><text:span text:style-name="T1"><text:s text:c="16"/></text:span>Tblock - time for one block. <text:s/>sum of all Tb#'s.</text:p>
      <text:p text:style-name="P2"><text:span text:style-name="T1"><text:s text:c="16"/></text:span>T - total time (in seconds) for an entire subject/attn level</text:p>
      <text:p text:style-name="P2"><text:span text:style-name="T1"><text:s text:c="24"/></text:span>combination. <text:s/>Tblock*nb.</text:p>
      <text:p text:style-name="Standard"><text:span text:style-name="T1"><text:s text:c="8"/></text:span>Create each of these variables and then save them to task.mat as such:</text:p>
      <text:p text:style-name="Standard"><text:span text:style-name="T1"><text:s text:c="16"/></text:span><text:span text:style-name="T2">save task T T0 T1 T2...etc.;</text:span></text:p>
      <text:p text:style-name="P1"/>
      <text:p text:style-name="Standard"><text:span text:style-name="T3"><text:s text:c="8"/></text:span>scanparam.mat - Contains several variables representing scan</text:p>
      <text:p text:style-name="Standard"><text:span text:style-name="T1"><text:s text:c="8"/></text:span>parameters.</text:p>
      <text:p text:style-name="Standard"><text:span text:style-name="T1"><text:s text:c="16"/></text:span>Ti - something...i don't remember!</text:p>
      <text:p text:style-name="Standard"><text:span text:style-name="T1"><text:s text:c="16"/></text:span>Tr - repetition time of scanner.</text:p>
      <text:p text:style-name="Standard"><text:span text:style-name="T1"><text:s text:c="16"/></text:span>delay - hemodynamic delay</text:p>
      <text:p text:style-name="Standard"><text:span text:style-name="T1"><text:s text:c="16"/></text:span>lambda - lambda of poisson function used for hemodynamic</text:p>
      <text:p text:style-name="Standard"><text:span text:style-name="T1"><text:s text:c="24"/></text:span>convolution</text:p>
      <text:p text:style-name="Standard"><text:span text:style-name="T1"><text:s text:c="8"/></text:span>Save these as such: <text:s/>save scanparam Ti Tr delay lambda;</text:p>
      <text:p text:style-name="Standard"/>
      <text:p text:style-name="Standard">Note that this is the general order in which you should utilize these programs.</text:p>
      <text:p text:style-name="Standard">Be sure you have loaded the different list files above before running them.</text:p>
      <text:p text:style-name="Standard"/>
      <text:p text:style-name="Standard"><text:soft-page-break/><text:span text:style-name="T1"><text:s text:c="8"/></text:span>catspec_pet.m - Concatenates all of the spec_pet.m files for each</text:p>
      <text:p text:style-name="Standard"><text:span text:style-name="T1"><text:s text:c="8"/></text:span>subject, attn, trial. <text:s/>You end up with a file spec_pet.mat in every</text:p>
      <text:p text:style-name="Standard"><text:span text:style-name="T1"><text:s text:c="8"/></text:span>attn level directory.</text:p>
      <text:p text:style-name="Standard"/>
      <text:p text:style-name="Standard"><text:span text:style-name="T1"><text:s text:c="8"/></text:span>topsumsynactpf_2.m - Traverses each of the subjects and attentions and</text:p>
      <text:p text:style-name="Standard"><text:span text:style-name="T1"><text:s text:c="8"/></text:span>results in resultpf_2.mat. <text:s/>This .mat file contains a matrix of mean</text:p>
      <text:p text:style-name="Standard"><text:span text:style-name="T1"><text:s text:c="8"/></text:span>synaptic activity and a vector of integrated activity.</text:p>
      <text:p text:style-name="Standard"/>
      <text:p text:style-name="Standard"><text:span text:style-name="T1"><text:s text:c="8"/></text:span>topcombinesynactpf_2.m - Traverses all of the subjects and attentions</text:p>
      <text:p text:style-name="Standard"><text:span text:style-name="T1"><text:s text:c="8"/></text:span>combining the above matrices and vectors. <text:s/>It results in a .mat file</text:p>
      <text:p text:style-name="Standard"><text:span text:style-name="T1"><text:s text:c="8"/></text:span>called allactivity.mat. <text:s/>This contains the matrices allsynact and</text:p>
      <text:p text:style-name="Standard"><text:span text:style-name="T1"><text:s text:c="8"/></text:span>allintgract.</text:p>
      <text:p text:style-name="Standard"/>
      <text:p text:style-name="Standard"><text:span text:style-name="T1"><text:s text:c="8"/></text:span>topseparatetask.m - Loads allactivity.mat and separates the trial</text:p>
      <text:p text:style-name="Standard"><text:span text:style-name="T1"><text:s text:c="8"/></text:span>blocks from the control blocks. <text:s/>They are saved in separate matrices</text:p>
      <text:p text:style-name="Standard"><text:span text:style-name="T1"><text:s text:c="8"/></text:span>tasksynact and ctrlsynact which are saved in sepsynact.mat. <text:s/>It also</text:p>
      <text:p text:style-name="Standard"><text:span text:style-name="T1"><text:s text:c="8"/></text:span>creates new task.mat type files called septask.mat and sepctrl.mat.</text:p>
      <text:p text:style-name="Standard"><text:span text:style-name="T1"><text:s text:c="8"/></text:span>This is necessary because the overall time and number of blocks change.</text:p>
      <text:p text:style-name="Standard"/>
      <text:p text:style-name="Standard"><text:span text:style-name="T1"><text:s text:c="8"/></text:span>fmrigen_2.m - Takes the synaptic activity in allsynact, hemodynamically</text:p>
      <text:p text:style-name="Standard"><text:span text:style-name="T1"><text:s text:c="8"/></text:span>convolves it, and samples to create fMRI time series. <text:s/>Note that if you</text:p>
      <text:p text:style-name="Standard"><text:span text:style-name="T1"><text:s text:c="8"/></text:span>want the fMRI for only the task blocks or control blocks you must save</text:p>
      <text:p text:style-name="Standard"><text:span text:style-name="T1"><text:s text:c="8"/></text:span>that data to a the variable allsynact. <text:s/>For example,</text:p>
      <text:p text:style-name="Standard"><text:span text:style-name="T1"><text:s text:c="16"/></text:span>allsynact = tasksynact;</text:p>
      <text:p text:style-name="Standard"><text:span text:style-name="T1"><text:s text:c="16"/></text:span>fmrigen_2;</text:p>
      <text:p text:style-name="Standard"><text:span text:style-name="T1"><text:s text:c="8"/></text:span>Note also that this program only works in the current directory, not</text:p>
      <text:p text:style-name="Standard"><text:span text:style-name="T1"><text:s text:c="8"/></text:span>all directories like the "top" programs. <text:s/>Results in two .mat files,</text:p>
      <text:p text:style-name="Standard"><text:span text:style-name="T1"><text:s text:c="8"/></text:span>fmritask.mat and fmrictrl.mat. <text:s/>Each contains a matrix called fmridata.</text:p>
      <text:p text:style-name="Standard"><text:span text:style-name="T1"><text:s text:c="8"/></text:span>The first column of fmridata is the time, and 2-8 are the seven regions. <text:span text:style-name="T4">Note that using topfmrigen_2 may make more sense. In general the 'top' suffix in these programs implies that it is a script that runs the program several times for multiple levels. In the case of fmrigen, the levels are subjects. Fmrigen_2 is for 1 subject and should be run from that subject's folder, topfmrigen_2 is for any number of subjects and should be run from the folder containing the subj* folders. </text:span></text:p>
      <text:p text:style-name="Standard"/>
      <text:p text:style-name="Standard"><text:span text:style-name="T1"><text:s text:c="8"/></text:span>topcorrel.m - Traverses the directories and calculates the correlations</text:p>
      <text:p text:style-name="Standard"><text:span text:style-name="T1"><text:s text:c="8"/></text:span>of synaptic activity as well as fMRI activity for both task and</text:p>
      <text:p text:style-name="Standard"><text:span text:style-name="T1"><text:s text:c="8"/></text:span>controls. <text:s/>So for each subject you are left with a .mat file called</text:p>
      <text:p text:style-name="Standard"><text:span text:style-name="T1"><text:s text:c="8"/></text:span>correl.mat that contains rtask, rctrl, rtaskfmri, and fctrlfmri. <text:s/>Each</text:p>
      <text:p text:style-name="Standard"><text:span text:style-name="T1"><text:s text:c="8"/></text:span>of these is a 7x7 matrix of correlations between each of the 7 reg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MS Mincho" style:font-size-asian="12pt" style:language-asian="ja" style:country-asian="JP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6299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/home/bhguest/brent/matlabprogs/README</dc:title>
    <meta:initial-creator>Language Section_2L</meta:initial-creator>
    <meta:creation-date>2003-10-13T19:35:00</meta:creation-date>
    <dc:creator>Decker P</dc:creator>
    <dc:date>2014-03-19T10:01:39</dc:date>
    <meta:editing-cycles>3</meta:editing-cycles>
    <meta:editing-duration>PT20H17M24S</meta:editing-duration>
    <meta:printed-by>Decker P</meta:printed-by>
    <meta:print-date>2014-02-21T13:22:37</meta:print-date>
    <meta:generator>LibreOffice/4.0.4.2$Linux_X86_64 LibreOffice_project/400m0$Build-2</meta:generator>
    <meta:document-statistic meta:table-count="0" meta:image-count="0" meta:object-count="0" meta:page-count="4" meta:paragraph-count="123" meta:word-count="1340" meta:character-count="9034" meta:non-whitespace-character-count="6695"/>
  </office:meta>
</office:document-meta>
</file>